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119.84mm"/>
    </style:style>
    <style:style style:name="co4" style:family="table-column">
      <style:table-column-properties fo:break-before="auto" style:column-width="23.51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0.48mm" fo:break-before="auto" style:use-optimal-row-height="false"/>
    </style:style>
    <style:style style:name="ro3" style:family="table-row">
      <style:table-row-properties style:row-height="41.28mm" fo:break-before="auto" style:use-optimal-row-height="false"/>
    </style:style>
    <style:style style:name="ro4" style:family="table-row">
      <style:table-row-properties style:row-height="9.08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13.49mm" fo:break-before="auto" style:use-optimal-row-height="tru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130.44mm" fo:break-before="auto" style:use-optimal-row-height="true"/>
    </style:style>
    <style:style style:name="ro9" style:family="table-row">
      <style:table-row-properties style:row-height="9.4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14.55mm" fo:break-before="auto" style:use-optimal-row-height="false"/>
    </style:style>
    <style:style style:name="ro13" style:family="table-row">
      <style:table-row-properties style:row-height="67.4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weight-complex="bold" fo:font-weight="bold" style:font-name-complex="Arial" style:font-style-complex="normal" style:font-name="Arial" style:font-size-asian="10pt" style:font-size-complex="10pt" style:font-weight-asian="bold"/>
    </style:style>
    <style:style style:name="T2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weight-complex="normal" style:font-name-complex="Arial" fo:font-weight="normal" style:font-weight-asian="normal" style:font-name="Arial"/>
    </style:style>
    <style:style style:name="T3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="Arial" style:font-name-complex="Arial" fo:font-weight="bold" style:font-weight-asian="bold" style:font-weight-complex="bold"/>
    </style:style>
    <style:style style:name="T4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="Arial" style:font-name-complex="Arial" fo:font-weight="normal" style:font-weight-complex="normal" style:font-weight-asian="normal"/>
    </style:style>
    <style:style style:name="T5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="Arial" style:font-weight-complex="bold" style:font-weight-asian="bold" style:font-name-complex="Arial" fo:font-weight="bold"/>
    </style:style>
    <style:style style:name="T6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-complex="Arial" style:font-weight-complex="normal" style:font-weight-asian="normal" fo:font-weight="normal" style:font-name="Arial"/>
    </style:style>
    <style:style style:name="T7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weight-asian="bold" style:font-weight-complex="bold" fo:font-weight="bold" style:font-name="Arial" style:font-name-complex="Arial"/>
    </style:style>
    <style:style style:name="T8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weight-complex="normal" style:font-weight-asian="normal" style:font-name="Arial" style:font-name-complex="Arial" fo:font-weight="normal"/>
    </style:style>
    <style:style style:name="T9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weight-asian="bold" fo:font-weight="bold" style:font-weight-complex="bold" style:font-name="Arial" style:font-name-complex="Arial"/>
    </style:style>
    <style:style style:name="T10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weight-asian="normal" fo:font-weight="normal" style:font-weight-complex="normal" style:font-name-complex="Arial" style:font-name="Arial"/>
    </style:style>
    <style:style style:name="T11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-complex="Arial" style:font-weight-complex="bold" style:font-weight-asian="bold" style:font-name="Arial" fo:font-weight="bold"/>
    </style:style>
    <style:style style:name="T12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="Arial" style:font-weight-asian="normal" fo:font-weight="normal" style:font-weight-complex="normal" style:font-name-complex="Arial"/>
    </style:style>
    <style:style style:name="T13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="Arial" fo:font-weight="bold" style:font-weight-complex="bold" style:font-name-complex="Arial" style:font-weight-asian="bold"/>
    </style:style>
    <style:style style:name="T14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fo:font-weight="normal" style:font-weight-complex="normal" style:font-name-complex="Arial" style:font-name="Arial" style:font-weight-asian="normal"/>
    </style:style>
    <style:style style:name="T15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weight-complex="bold" style:font-name-complex="Arial" style:font-weight-asian="bold" fo:font-weight="bold" style:font-name="Arial"/>
    </style:style>
    <style:style style:name="T16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weight-complex="normal" style:font-name="Arial" fo:font-weight="normal" style:font-name-complex="Arial" style:font-weight-asian="normal"/>
    </style:style>
    <style:style style:name="T17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-complex="Arial" fo:font-weight="bold" style:font-weight-asian="bold" style:font-weight-complex="bold" style:font-name="Arial"/>
    </style:style>
    <style:style style:name="T18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weight-asian="normal" fo:font-weight="normal" style:font-name-complex="Arial" style:font-weight-complex="normal" style:font-name="Arial"/>
    </style:style>
    <style:style style:name="T19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-complex="Arial" fo:font-weight="bold" style:font-name="Arial" style:font-weight-asian="bold" style:font-weight-complex="bold"/>
    </style:style>
    <style:style style:name="T20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weight-complex="normal" style:font-weight-asian="normal" style:font-name="Arial" fo:font-weight="normal" style:font-name-complex="Arial"/>
    </style:style>
    <style:style style:name="T21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fo:font-weight="bold" style:font-name-complex="Arial" style:font-weight-asian="bold" style:font-weight-complex="bold" style:font-name="Arial"/>
    </style:style>
    <style:style style:name="T22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="Arial" style:font-weight-complex="normal" style:font-weight-asian="normal" style:font-name-complex="Arial" fo:font-weight="normal"/>
    </style:style>
    <style:style style:name="T23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fo:font-weight="bold" style:font-name="Arial" style:font-weight-asian="bold" style:font-name-complex="Arial" style:font-weight-complex="bold"/>
    </style:style>
    <style:style style:name="T24" style:family="text">
      <style:text-properties fo:font-size="10pt" style:text-outline="false" style:text-underline-style="none" style:text-underline-color="font-color" style:text-line-through-type="none" fo:font-style="normal" style:font-style-asian="normal" fo:text-shadow="none" style:text-position="0%" style:font-style-complex="normal" style:font-size-asian="10pt" style:font-size-complex="10pt" style:font-name="Arial" fo:font-weight="normal" style:font-name-complex="Arial" style:font-weight-asian="normal" style:font-weight-complex="normal"/>
    </style:style>
    <style:style style:name="T25" style:family="text">
      <style:text-properties style:text-position="0%" style:font-name="Arial" style:font-style-asian="normal" style:font-weight-complex="bold" style:font-weight-asian="bold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26" style:family="text">
      <style:text-properties style:text-position="0%" style:font-style-asian="normal" style:font-size-complex="10pt" style:font-size-asian="10pt" fo:text-shadow="none" style:text-outline="false" fo:font-style="normal" style:text-line-through-type="none" style:text-underline-style="none" style:text-underline-color="font-color" fo:font-size="10pt" style:font-style-complex="normal" style:font-name="Arial" fo:font-weight="normal" style:font-name-complex="Arial" style:font-weight-asian="normal" style:font-weight-complex="normal"/>
    </style:style>
    <style:style style:name="T2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style:text-position="0%" style:font-name="Arial" style:font-style-asian="normal" style:font-weight-complex="normal" style:font-weight-asian="normal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9" style:family="text">
      <style:text-properties style:text-position="0%" style:font-style-asian="normal" style:font-size-complex="10pt" style:font-size-asian="10pt" fo:text-shadow="none" style:text-outline="false" fo:font-style="normal" style:text-line-through-type="none" style:text-underline-style="none" style:text-underline-color="font-color" fo:font-size="10pt" style:font-style-complex="normal" style:font-name="Arial" fo:font-weight="bold" style:font-name-complex="Arial" style:font-weight-asian="bold" style:font-weight-complex="bold"/>
    </style:style>
    <style:style style:name="T3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style:font-size-complex="10pt" style:font-weight-asian="bold" fo:text-shadow="none" style:text-line-through-type="none" style:font-size-asian="10pt" style:font-style-asian="normal" style:font-style-complex="normal" style:text-position="0%" fo:font-size="10pt" style:text-outline="false" fo:font-style="normal" fo:font-weight="bold" style:text-underline-style="none" style:text-underline-color="font-color" style:font-name-complex="Arial" style:font-name="Arial" style:font-weight-complex="bold"/>
    </style:style>
    <style:style style:name="T32" style:family="text">
      <style:text-properties style:font-size-complex="10pt" fo:text-shadow="none" style:text-line-through-type="none" style:font-size-asian="10pt" style:font-style-asian="normal" style:font-style-complex="normal" style:text-position="0%" fo:font-size="10pt" style:text-outline="false" fo:font-style="normal" style:text-underline-style="none" style:text-underline-color="font-color" style:font-name-complex="Arial" style:font-name="Arial" fo:font-weight="normal" style:font-weight-complex="normal" style:font-weight-asian="normal"/>
    </style:style>
    <style:style style:name="T33" style:family="text">
      <style:text-properties style:font-size-complex="10pt" fo:text-shadow="none" style:text-line-through-type="none" style:font-size-asian="10pt" style:font-style-asian="normal" style:font-style-complex="normal" style:text-position="0%" fo:font-size="10pt" style:text-outline="false" fo:font-style="normal" style:text-underline-style="none" style:text-underline-color="font-color" style:font-name-complex="Arial" style:font-name="Arial" fo:font-weight="bold" style:font-weight-complex="bold" style:font-weight-asian="bold"/>
    </style:style>
    <style:style style:name="T34" style:family="text">
      <style:text-properties style:font-size-complex="10pt" fo:text-shadow="none" style:text-line-through-type="none" style:font-size-asian="10pt" style:font-style-asian="normal" style:font-style-complex="normal" style:text-position="0%" fo:font-size="10pt" style:text-outline="false" fo:font-style="normal" style:text-underline-style="none" style:text-underline-color="font-color" style:font-name-complex="Arial" style:font-name="Arial" style:font-weight-complex="normal" style:font-weight-asian="normal" fo:font-weight="normal"/>
    </style:style>
    <style:style style:name="T35" style:family="text">
      <style:text-properties style:font-size-complex="10pt" fo:text-shadow="none" style:text-line-through-type="none" style:font-size-asian="10pt" style:font-style-asian="normal" style:font-style-complex="normal" style:text-position="0%" fo:font-size="10pt" style:text-outline="false" fo:font-style="normal" style:text-underline-style="none" style:text-underline-color="font-color" style:font-name-complex="Arial" style:font-name="Arial" style:font-weight-asian="bold" style:font-weight-complex="bold" fo:font-weight="bold"/>
    </style:style>
    <style:style style:name="T36" style:family="text">
      <style:text-properties style:font-size-complex="10pt" fo:text-shadow="none" style:text-line-through-type="none" style:font-size-asian="10pt" style:font-style-asian="normal" style:font-style-complex="normal" style:text-position="0%" fo:font-size="10pt" style:text-outline="false" fo:font-style="normal" style:text-underline-style="none" style:text-underline-color="font-color" style:font-name-complex="Arial" style:font-name="Arial" style:font-weight-complex="normal" fo:font-weight="normal" style:font-weight-asian="normal"/>
    </style:style>
    <style:style style:name="T37" style:family="text">
      <style:text-properties style:font-size-complex="10pt" fo:text-shadow="none" style:text-line-through-type="none" style:font-size-asian="10pt" style:font-style-asian="normal" style:font-style-complex="normal" style:text-position="0%" fo:font-size="10pt" style:text-outline="false" fo:font-style="normal" style:text-underline-style="none" style:text-underline-color="font-color" style:font-name-complex="Arial" style:font-name="Arial" style:font-weight-complex="bold" style:font-weight-asian="bold" fo:font-weight="bold"/>
    </style:style>
    <style:style style:name="T38" style:family="text">
      <style:text-properties style:font-size-complex="10pt" fo:text-shadow="none" style:text-line-through-type="none" style:font-size-asian="10pt" style:font-style-asian="normal" style:font-style-complex="normal" style:text-position="0%" fo:font-size="10pt" style:text-outline="false" fo:font-style="normal" style:text-underline-style="none" style:text-underline-color="font-color" style:font-name-complex="Arial" style:font-name="Arial" fo:font-weight="normal" style:font-weight-asian="normal" style:font-weight-complex="normal"/>
    </style:style>
    <style:style style:name="T39" style:family="text">
      <style:text-properties style:font-size-complex="10pt" fo:text-shadow="none" style:text-line-through-type="none" style:font-size-asian="10pt" style:font-style-asian="normal" style:font-style-complex="normal" style:text-position="0%" fo:font-size="10pt" style:text-outline="false" fo:font-style="normal" style:text-underline-style="none" style:text-underline-color="font-color" style:font-name-complex="Arial" style:font-name="Arial" style:font-weight-asian="bold" fo:font-weight="bold" style:font-weight-complex="bold"/>
    </style:style>
    <style:style style:name="T40" style:family="text">
      <style:text-properties style:font-size-complex="10pt" fo:text-shadow="none" style:text-line-through-type="none" style:font-size-asian="10pt" style:font-style-asian="normal" style:font-style-complex="normal" style:text-position="0%" fo:font-size="10pt" style:text-outline="false" fo:font-style="normal" style:text-underline-style="none" style:text-underline-color="font-color" style:font-name-complex="Arial" style:font-name="Arial" fo:font-weight="bold" style:font-weight-asian="bold" style:font-weight-complex="bold"/>
    </style:style>
    <style:style style:name="T41" style:family="text">
      <style:text-properties style:text-position="0%" style:font-style-complex="normal" style:font-style-asian="normal" style:font-weight-complex="normal" style:font-weight-asian="normal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normal" fo:font-size="10pt" style:font-name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2" office:value-type="string" calcext:value-type="string">
            <text:p>Informace</text:p>
          </table:table-cell>
          <table:table-cell table:style-name="ce2" office:value-type="string" calcext:value-type="string">
            <text:p>Vysvětliv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ormace o IS:</text:p>
          </table:table-cell>
          <table:table-cell table:style-name="ce1" office:value-type="string" calcext:value-type="string">
            <text:p>IS Granty</text:p>
          </table:table-cell>
          <table:table-cell table:style-name="ce3" office:value-type="string" calcext:value-type="string">
            <text:p>Název daného informačního systém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aný IS tisky:</text:p>
          </table:table-cell>
          <table:table-cell table:style-name="ce3" office:value-type="string" calcext:value-type="string">
            <text:p>Nejasná otázka - tisky za jaké období? Schválené tisky v r. 2014: <text:span text:style-name="T1">R-11918 </text:span><text:span text:style-name="T2">(usn. 47), </text:span><text:span text:style-name="T3">R-13234</text:span><text:span text:style-name="T4"> (usn. 1216), </text:span><text:span text:style-name="T5">R-13909</text:span><text:span text:style-name="T6"> (usn. 1534), </text:span><text:span text:style-name="T7">R-13911</text:span><text:span text:style-name="T8"> (usn. 1843),</text:span><text:span text:style-name="T9"> R-14777</text:span><text:span text:style-name="T10"> (usn. 1844), </text:span><text:span text:style-name="T11">R-14790</text:span><text:span text:style-name="T12"> (usn. 1845), </text:span><text:span text:style-name="T13">R-14813</text:span><text:span text:style-name="T14"> (usn. 1781), </text:span><text:span text:style-name="T15">R-15108</text:span><text:span text:style-name="T16"> (usn. 2338), </text:span><text:span text:style-name="T17">R-15159</text:span><text:span text:style-name="T18"> (usn. 2339), </text:span><text:span text:style-name="T19">R-14495</text:span><text:span text:style-name="T20"> (usn. 2615), </text:span><text:span text:style-name="T21">R-16015</text:span><text:span text:style-name="T22"> (usn. 3134), 2015: </text:span><text:span text:style-name="T23">R-13025</text:span><text:span text:style-name="T24"> (usn. 1467).</text:span></text:p>
          </table:table-cell>
          <table:table-cell table:style-name="ce3" office:value-type="string" calcext:value-type="string">
            <text:p>Tisky (rady, zastupitelstva), popř. další klíčové dokumenty (rozhodnutí ředitele MHMP), které se daného IS týkají. Uveďte ve formátu: číslo (název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ředchůdce název:</text:p>
          </table:table-cell>
          <table:table-cell table:style-name="ce4" office:value-type="string" calcext:value-type="string">
            <text:p>IS Granty je první celomagistrátní systém pro grantová řízení. Před r. 2003 agendu zpracovávala jednotlivá grantová pracoviště např. v excelu, wordu, odbor OZV měl jednoduchý modul v rámci systému Obis pro evidenci finančních příspěvků. Pokud bylo třeba vytvářet celomagistrátní přehledy, data se musela komplikovaně sehrávat z jednotlivých tabulek a již v okamžiku sehrání nemusela být aktuální. </text:p>
          </table:table-cell>
          <table:table-cell table:style-name="ce3" office:value-type="string" calcext:value-type="string">
            <text:p>Název systému, který plnil danou činnost předtím, popř. Stručný popis jak byla agenda plněna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ředchůdce tisky:</text:p>
          </table:table-cell>
          <table:table-cell table:style-name="ce4" office:value-type="string" calcext:value-type="string">
            <text:p>Prvděpodobně nějaký starý tisk na pořízení modulu PFP od Obis; tento modul se již nepoužívá.</text:p>
          </table:table-cell>
          <table:table-cell office:value-type="string" calcext:value-type="string">
            <text:p>Obdobně jako u řádku 3.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Dodavatel daného IS:</text:p>
          </table:table-cell>
          <table:table-cell table:style-name="ce5" office:value-type="string" calcext:value-type="string">
            <text:p>ASD Software, s.r.o., sídlo Žerotínova 2981/55A, 787 01 Šumperk, IČO: 62363930</text:p>
          </table:table-cell>
          <table:table-cell table:style-name="ce3" office:value-type="string" calcext:value-type="string">
            <text:p>Název a IČO dodavate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ší produkty od dodavatele:</text:p>
          </table:table-cell>
          <table:table-cell table:style-name="ce1" office:value-type="string" calcext:value-type="string">
            <text:p>žádné</text:p>
          </table:table-cell>
          <table:table-cell table:style-name="ce3" office:value-type="string" calcext:value-type="string">
            <text:p>Seznam produktů, které máme od stejného dodavatele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Daný IS využívá:</text:p>
          </table:table-cell>
          <table:table-cell table:style-name="ce5" office:value-type="string" calcext:value-type="string">
            <text:p>odbory ZSP, SVC, OZV, OPP, SVC, SML, OCP, SVM, OKC, LEG, RED, OVO, SE6 + externí hodnotitelé + internetová veřejnost</text:p>
          </table:table-cell>
          <table:table-cell table:style-name="ce3" office:value-type="string" calcext:value-type="string">
            <text:p>Jaké odbory / instituce / široká veřejnost daný IS využívá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Databáze:</text:p>
          </table:table-cell>
          <table:table-cell table:style-name="ce1" office:value-type="string" calcext:value-type="string">
            <text:p>MS SQL 2012</text:p>
          </table:table-cell>
          <table:table-cell table:style-name="ce3" office:value-type="string" calcext:value-type="string">
            <text:p>Jakou databázi daný IS využívá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Technické parametry:</text:p>
          </table:table-cell>
          <table:table-cell table:style-name="ce3" office:value-type="string" calcext:value-type="string">
            <text:p><text:span text:style-name="T25">SQL server</text:span><text:span text:style-name="T26"> </text:span></text:p>
            <text:p><text:span text:style-name="T27">-      Microsoft SQL Server 2012 - 11.0.5058.0 (X64) </text:span></text:p>
            <text:p><text:span text:style-name="T27">- May 14 2014 18:34:29 </text:span></text:p>
            <text:p><text:span text:style-name="T27">- Copyright (c) Microsoft Corporation</text:span></text:p>
            <text:p><text:span text:style-name="T28">- Enterprise Edition (64-bit) on Windows NT 6.1 &lt;X64&gt; (Build 7601: Service Pack 1) (Hypervisor) </text:span><text:span text:style-name="T29">Aplikační server (srvgraku.map.mepnet.cz)</text:span></text:p>
            <text:p><text:span text:style-name="T27">- Windows Server R2 Standart, SP1</text:span></text:p>
            <text:p><text:span text:style-name="T27">- Intel(R) Xeon(R) CPU – E7530 @ 1.87GHz            1.86GHz </text:span></text:p>
            <text:p><text:span text:style-name="T27">- RAM    4 GB</text:span></text:p>
            <text:p><text:span text:style-name="T27">- 64-bit Operating Systém</text:span></text:p>
            <text:p><text:span text:style-name="T27">- server běží ve virtuálním prostředí</text:span></text:p>
            <text:p><text:span text:style-name="T30">SQL server (GRANTY2)</text:span></text:p>
            <text:p><text:span text:style-name="T27">- Microsoft SQL Server 2008 R2 (RTM) - 10.50.1600.1 (Intel X86)   </text:span></text:p>
            <text:p><text:span text:style-name="T27">- Apr  2 2010 15:53:02   </text:span></text:p>
            <text:p><text:span text:style-name="T27">- Copyright (c) Microsoft Corporation  Standard Edition on Windows NT 5.2 &lt;X86&gt; (Build 3790: Service Pack 2)   </text:span></text:p>
            <text:p><text:span text:style-name="T27">- server běží ve virtuálním prostředí </text:span></text:p>
            <text:p><text:span text:style-name="T30">Aplikační server (GRANTY1)</text:span></text:p>
            <text:p><text:span text:style-name="T27">- Windows Server R2 Standart, SP1</text:span></text:p>
            <text:p><text:span text:style-name="T27">- Intel(R) Xeon(R) CPU – E7530 @ 1.87GHz            1.86GHz</text:span></text:p>
            <text:p><text:span text:style-name="T27">- RAM    4 GB</text:span></text:p>
            <text:p><text:span text:style-name="T27">- 64-bit Operating Systém</text:span></text:p>
            <text:p><text:span text:style-name="T27">- server běží ve virtuálním prostředí </text:span></text:p>
          </table:table-cell>
          <table:table-cell table:style-name="ce3" office:value-type="string" calcext:value-type="string">
            <text:p>Základní technické parametry hardware (včetně virtuálního), který systém využívá. Např. počet fyzických a virtuálních serverů. A základní informace o nich.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Velikost úvazku v rámci MHMP:</text:p>
          </table:table-cell>
          <table:table-cell table:style-name="ce4" office:value-type="string" calcext:value-type="string">
            <text:p>cca 40% (koordinace, helpdesk, administrace, instalace, rozvojové požadavky)</text:p>
          </table:table-cell>
          <table:table-cell table:style-name="ce3" office:value-type="string" calcext:value-type="string">
            <text:p>Velikost úvazku, který údržba daného IS, zabírá v odboru INF. Např. Koordinace, předávací protokoly, kontrola...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Cena celkem 2015</text:p>
          </table:table-cell>
          <table:table-cell table:style-name="ce6" office:value-type="float" office:value="1813185" calcext:value-type="float">
            <text:p>1 813 185,00</text:p>
          </table:table-cell>
          <table:table-cell table:style-name="ce3" office:value-type="string" calcext:value-type="string">
            <text:p>Reálné celkové náklady na daný IS v daném roce v Kč.</text:p>
          </table:table-cell>
          <table:table-cell table:number-columns-repeated="1021"/>
        </table:table-row>
        <table:table-row table:style-name="ro11">
          <table:table-cell table:style-name="ce2" office:value-type="string" calcext:value-type="string">
            <text:p>Cena celkem 2014</text:p>
          </table:table-cell>
          <table:table-cell table:style-name="ce7" office:value-type="float" office:value="14799047" calcext:value-type="float">
            <text:p>14 799 047,00</text:p>
          </table:table-cell>
          <table:table-cell table:style-name="ce3" office:value-type="string" calcext:value-type="string">
            <text:p>Reálné celkové náklady na daný IS v daném roce v Kč.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Typ licence:</text:p>
          </table:table-cell>
          <table:table-cell table:style-name="ce3" office:value-type="string" calcext:value-type="string">
            <text:p>Neomezená pro všechny uživatele MHMP.</text:p>
          </table:table-cell>
          <table:table-cell table:style-name="ce8" office:value-type="string" calcext:value-type="string">
            <text:p><text:span text:style-name="T41">Stručná charakteristika způsobu licencování. Např. Zda vlasníme neomezenou licenci, nebo mámen licencí pro uživatele apod.</text:span></text:p>
          </table:table-cell>
          <table:table-cell table:number-columns-repeated="1021"/>
        </table:table-row>
        <table:table-row table:style-name="ro12">
          <table:table-cell table:style-name="ce2" office:value-type="string" calcext:value-type="string">
            <text:p>Zdrojové kódy:</text:p>
          </table:table-cell>
          <table:table-cell table:style-name="ce4" office:value-type="string" calcext:value-type="string">
            <text:p>Zdrojové kódy jsou vlastnictvím výrobce - (při prvotní dodávce se jednalo o standardní software využívaný i jinde).</text:p>
          </table:table-cell>
          <table:table-cell table:style-name="ce3" office:value-type="string" calcext:value-type="string">
            <text:p>Kdo má k dispozici zdrojové kódy. Např. výrobce, open source, kopie uschována na magistrátu.</text:p>
          </table:table-cell>
          <table:table-cell table:number-columns-repeated="1021"/>
        </table:table-row>
        <table:table-row table:style-name="ro13">
          <table:table-cell table:style-name="ce2" office:value-type="string" calcext:value-type="string">
            <text:p>Rozložení ceny:</text:p>
          </table:table-cell>
          <table:table-cell table:style-name="ce3" office:value-type="string" calcext:value-type="string">
            <text:p>Za normálních okolností (při zasmluvnění systému) by roční provozní podpora byla plánována ve výši <text:span text:style-name="T31">2,1 mil. Kč (technická podpora + maintenance)</text:span><text:span text:style-name="T32">, k tomu cca </text:span><text:span text:style-name="T33">1,8 mil. na rozšířené služby</text:span><text:span text:style-name="T34">, tedy běžná </text:span><text:span text:style-name="T35">běžná roční podpora</text:span><text:span text:style-name="T36"> bez větších rozvojových požadavků by byla přibližně </text:span><text:span text:style-name="T37">4 mil. Kč.</text:span><text:span text:style-name="T38"> </text:span><text:span text:style-name="T37">2,1 mil Kč je paušální částka</text:span><text:span text:style-name="T34">, </text:span><text:span text:style-name="T39">z částky 1,8 mil. Kč by se potom čerpalo na základě požadavků na rozšířené služby. </text:span><text:span text:style-name="T38">Požadavky jsou evidovány na </text:span><text:span text:style-name="T40">Service Desku</text:span><text:span text:style-name="T38">, odsouhlasovány INF, po realizaci schvalovány objednatelem a následně INF, realizace za období se uzavírá předávacím protokolem. Jelikož systém není zasmluvněný, je třeba vzít v úvahu</text:span><text:span text:style-name="T40"> vyrovnání za r. 2015.</text:span></text:p>
          </table:table-cell>
          <table:table-cell table:style-name="ce3" office:value-type="string" calcext:value-type="string">
            <text:p>Základní rozklad ceny dle vzoru. Hlavně rozdělení na periodické poplatky (a za co), jednorazové platby.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Přílohy</text:p>
          </table:table-cell>
          <table:table-cell table:style-name="ce3" office:value-type="string" calcext:value-type="string">
            <text:p>Seznam faktur souvisejících s daným IS, dohoda o narovnání, Hodnotící zpráva Granty (strategie dalšího postupu)</text:p>
          </table:table-cell>
          <table:table-cell table:style-name="ce3" office:value-type="string" calcext:value-type="string">
            <text:p>Uveďte seznam příloh.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dc:creator>Danuše Scholzová </dc:creator>
    <meta:editing-cycles>3</meta:editing-cycles>
    <meta:creation-date>2016-02-17T11:54:19</meta:creation-date>
    <dc:date>2016-03-01T08:57:58</dc:date>
    <dc:language>cs-CZ</dc:language>
    <meta:editing-duration>PT13S</meta:editing-duration>
    <meta:generator>LibreOffice/4.4.6.3$Linux_X86_64 LibreOffice_project/40m0$Build-3</meta:generator>
    <meta:document-statistic meta:table-count="1" meta:cell-count="5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